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FE00000276275CA9FD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cedure for Configuring HC-05 Bluetooth Module</text:h>
      <text:p text:style-name="Standard"/>
      <text:h text:style-name="Heading_20_2" text:outline-level="2">Switching to AT Mode:</text:h>
      <text:list xml:id="list6964824732875533761" text:style-name="L1">
        <text:list-item>
          <text:p text:style-name="P1">Remove the fuse from the Relay Module.</text:p>
        </text:list-item>
        <text:list-item>
          <text:p text:style-name="P1">Upload the HC-05_AT_mode.ino sketch to the controller (AT328p) and place the IC into the Relay modlue.</text:p>
        </text:list-item>
        <text:list-item>
          <text:p text:style-name="P1">Connect the HC-05 module to the Relay Module as per schematic.</text:p>
        </text:list-item>
        <text:list-item>
          <text:p text:style-name="P1">Connect the jumper end of USB to serial converter to the Relay Module (ie to the Debug Connector) and USB end to the PC.</text:p>
        </text:list-item>
        <text:list-item>
          <text:p text:style-name="P1">Connect the Power cable to the Relay Module as per schematic.</text:p>
        </text:list-item>
        <text:list-item>
          <text:p text:style-name="P1">Press and hold the Mode switch button on the HC-05 modlue and simultaneously insert the fuse to power on the Relay module.</text:p>
        </text:list-item>
        <text:list-item>
          <text:p text:style-name="P1">Now the LED in the HC-05 modlue will blink every 2 seconds indicating it is in AT mode.</text:p>
        </text:list-item>
        <text:list-item>
          <text:p text:style-name="P1">Note: If HC-05 is in data mode, the LED blinks every 500 milliseconds.</text:p>
        </text:list-item>
      </text:list>
      <text:p text:style-name="Standard"/>
      <text:h text:style-name="Heading_20_2" text:outline-level="2">Opening Serial Monitor:</text:h>
      <text:list xml:id="list7561802334718152971" text:style-name="L2">
        <text:list-item>
          <text:p text:style-name="P2">In Arduino IDE, go to Tools -&gt; Serial Monitor to open the serial monitor.</text:p>
          <text:p text:style-name="P2"/>
          <text:p text:style-name="P2"><draw:frame draw:style-name="fr1" draw:name="graphics1" text:anchor-type="paragraph" svg:width="13.593cm" svg:height="8.382cm" draw:z-index="0"><draw:image xlink:href="Pictures/2000000700003FE00000276275CA9FDB.svm" xlink:type="simple" xlink:show="embed" xlink:actuate="onLoad"/></draw:frame></text:p>
        </text:list-item>
        <text:list-item>
          <text:p text:style-name="P2">Change the serial monitor Settings as below,</text:p>
          <text:p text:style-name="P2">Speed: 9600</text:p>
          <text:p text:style-name="P2">Line Endings: Both CR &amp; LF</text:p>
        </text:list-item>
      </text:list>
      <text:p text:style-name="Standard"/>
      <text:h text:style-name="Heading_20_2" text:outline-level="2">Changing Device Name:</text:h>
      <text:list xml:id="list3399642306448439190" text:style-name="L3">
        <text:list-item>
          <text:p text:style-name="P3">Type AT+NAME=BYDEV to change the name to BYDEV.</text:p>
        </text:list-item>
      </text:list>
      <text:p text:style-name="Standard"/>
      <text:h text:style-name="P5" text:outline-level="2">Changing Password:</text:h>
      <text:list xml:id="list674200339813012992" text:style-name="L4">
        <text:list-item>
          <text:p text:style-name="P4">Type AT+PSWD="XXXX" to change the password to XXXX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h Sridharan</meta:initial-creator>
    <meta:creation-date>2019-10-06T15:44:58.90</meta:creation-date>
    <dc:date>2019-10-06T16:10:00.66</dc:date>
    <dc:creator>Vignesh Sridharan</dc:creator>
    <meta:editing-duration>PT24M59S</meta:editing-duration>
    <meta:editing-cycles>5</meta:editing-cycles>
    <meta:generator>OpenOffice/4.1.5$Win32 OpenOffice.org_project/415m1$Build-9789</meta:generator>
    <meta:document-statistic meta:table-count="0" meta:image-count="1" meta:object-count="0" meta:page-count="2" meta:paragraph-count="19" meta:word-count="185" meta:character-count="1045"/>
  </office:meta>
</office:document-meta>
</file>